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" style:family="table-column">
      <style:table-column-properties style:column-width="3.1465in" style:use-optimal-column-width="false"/>
    </style:style>
    <style:style style:name="TableColumn5" style:family="table-column">
      <style:table-column-properties style:column-width="3.1465in" style:use-optimal-column-width="false"/>
    </style:style>
    <style:style style:name="Table3" style:family="table">
      <style:table-properties style:width="6.293in" fo:margin-left="0.0034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 fo:text-align="center" fo:margin-bottom="0in" fo:line-height="100%"/>
      <style:text-properties fo:font-size="14pt" style:font-size-asian="14pt" style:font-size-complex="14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widows="0" fo:orphans="0" fo:text-align="center" fo:margin-bottom="0in" fo:line-height="100%"/>
      <style:text-properties fo:font-size="14pt" style:font-size-asian="14pt" style:font-size-complex="14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4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5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6" style:parent-style-name="Standard" style:family="paragraph">
      <style:paragraph-properties fo:widows="0" fo:orphans="0" fo:margin-bottom="0in" fo:line-height="100%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fo:font-size="14pt" style:font-size-asian="14pt" style:font-size-complex="14pt" fo:language="en" fo:country="US"/>
    </style:style>
    <style:style style:name="P19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 fo:language="en" fo:country="US"/>
    </style:style>
    <style:style style:name="P20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 fo:language="en" fo:country="US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 fo:language="en" fo:country="US"/>
    </style:style>
    <style:style style:name="P24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25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TableColumn28" style:family="table-column">
      <style:table-column-properties style:column-width="3.1465in" style:use-optimal-column-width="false"/>
    </style:style>
    <style:style style:name="TableColumn29" style:family="table-column">
      <style:table-column-properties style:column-width="3.1465in" style:use-optimal-column-width="false"/>
    </style:style>
    <style:style style:name="Table27" style:family="table">
      <style:table-properties style:width="6.293in" fo:margin-left="0.0034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widows="0" fo:orphans="0" fo:text-align="center" fo:margin-bottom="0in" fo:line-height="100%"/>
      <style:text-properties fo:font-size="14pt" style:font-size-asian="14pt" style:font-size-complex="14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widows="0" fo:orphans="0" fo:text-align="center" fo:margin-bottom="0in" fo:line-height="100%"/>
      <style:text-properties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38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39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TableColumn42" style:family="table-column">
      <style:table-column-properties style:column-width="6.293in" style:use-optimal-column-width="false"/>
    </style:style>
    <style:style style:name="Table41" style:family="table">
      <style:table-properties style:width="6.293in" fo:margin-left="0.0034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47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48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49" style:parent-style-name="Standard" style:list-style-name="LFO4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0" style:parent-style-name="Standard" style:list-style-name="LFO4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1" style:parent-style-name="Standard" style:list-style-name="LFO4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2" style:parent-style-name="Standard" style:family="paragraph">
      <style:paragraph-properties fo:widows="0" fo:orphans="0" fo:margin-bottom="0in" fo:line-height="100%" fo:margin-left="0.5in">
        <style:tab-stops/>
      </style:paragraph-properties>
      <style:text-properties fo:font-size="14pt" style:font-size-asian="14pt" style:font-size-complex="14pt"/>
    </style:style>
    <style:style style:name="P53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4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5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6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7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58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4pt" style:font-size-asian="14pt" style:font-size-complex="14pt"/>
    </style:style>
    <style:style style:name="TableColumn61" style:family="table-column">
      <style:table-column-properties style:column-width="0.3888in" style:use-optimal-column-width="false"/>
    </style:style>
    <style:style style:name="TableColumn62" style:family="table-column">
      <style:table-column-properties style:column-width="2.7569in" style:use-optimal-column-width="false"/>
    </style:style>
    <style:style style:name="TableColumn63" style:family="table-column">
      <style:table-column-properties style:column-width="1.5736in" style:use-optimal-column-width="false"/>
    </style:style>
    <style:style style:name="TableColumn64" style:family="table-column">
      <style:table-column-properties style:column-width="1.5736in" style:use-optimal-column-width="false"/>
    </style:style>
    <style:style style:name="Table60" style:family="table">
      <style:table-properties style:width="6.293in" fo:margin-left="0.0034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text-align="center" fo:margin-bottom="0in" fo:line-height="100%"/>
      <style:text-properties style:font-name-complex="Calibri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margin-bottom="0in" fo:line-height="100%"/>
      <style:text-properties style:font-name-complex="Calibri"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TableColumn112" style:family="table-column">
      <style:table-column-properties style:column-width="6.293in" style:use-optimal-column-width="false"/>
    </style:style>
    <style:style style:name="Table111" style:family="table">
      <style:table-properties style:width="6.293in" fo:margin-left="0.0034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16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17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18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19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20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21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TableColumn124" style:family="table-column">
      <style:table-column-properties style:column-width="6.293in" style:use-optimal-column-width="false"/>
    </style:style>
    <style:style style:name="Table123" style:family="table">
      <style:table-properties style:width="6.293in" fo:margin-left="0.0034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margin-bottom="0in" fo:line-height="100%"/>
      <style:text-properties fo:font-size="14pt" style:font-size-asian="14pt" style:font-size-complex="14pt"/>
    </style:style>
  </office:automatic-styles>
  <office:body>
    <office:text text:use-soft-page-breaks="true">
      <text:p text:style-name="P1">Compte rendu de Réunion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Jeu d’Othello</text:p>
          </table:table-cell>
          <table:table-cell table:style-name="TableCell9">
            <text:p text:style-name="P10">Réunion du 19/05/2021</text:p>
          </table:table-cell>
        </table:table-row>
        <table:table-row table:style-name="TableRow11">
          <table:table-cell table:style-name="TableCell12" table:number-columns-spanned="2">
            <text:p text:style-name="P13">En présence de :</text:p>
            <text:p text:style-name="P14"><text:s text:c="4"/>Corinne SERVIERES</text:p>
            <text:p text:style-name="P15"><text:s text:c="4"/>David SIMONIN</text:p>
            <text:p text:style-name="P16"><text:span text:style-name="T17"><text:s text:c="4"/></text:span><text:span text:style-name="T18">Maxime MOSKALYK</text:span></text:p>
            <text:p text:style-name="P19"><text:s text:c="4"/>Yohann MAY</text:p>
            <text:p text:style-name="P20"><text:s text:c="4"/>Théo MICHELLON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/>
            <text:p text:style-name="P24">Objet : Quatrième réunion pour faire la<text:s/>présentation du 2-ème prototype</text:p>
            <text:p text:style-name="P25"/>
          </table:table-cell>
          <table:covered-table-cell/>
        </table:table-row>
      </table:table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Date de diffusion : 21/05/2021</text:p>
          </table:table-cell>
          <table:table-cell table:style-name="TableCell33">
            <text:p text:style-name="P34">Emetteur : Simon Launay</text:p>
          </table:table-cell>
        </table:table-row>
        <table:table-row table:style-name="TableRow35">
          <table:table-cell table:style-name="TableCell36" table:number-columns-spanned="2">
            <text:p text:style-name="P37"/>
            <text:p text:style-name="P38">Diffusé à toutes les personnes en rapport avec ce projet</text:p>
            <text:p text:style-name="P39"/>
          </table:table-cell>
          <table:covered-table-cell/>
        </table:table-row>
      </table:table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Compte rendu :</text:p>
            <text:p text:style-name="P46"/>
            <text:p text:style-name="P47">Durant cette réunion Madame Servieres a commencé par signer tous les comptes<text:s/>rendus des réunions précédentes, et ensuite<text:s/>a<text:s/>corrigé<text:s/>les descriptions<text:s/>écrites<text:s/>des cas d’utilisations et a proposé des modifications.</text:p>
            <text:p text:style-name="P48">Ensuite le groupe a présenté le second prototype<text:s/>du jeu<text:s/>Othello et madame Servieres a fait les suggestions suivantes qui avaient déjà été pensée par le groupe :</text:p>
            <text:list text:style-name="LFO4" text:continue-numbering="true">
              <text:list-item>
                <text:p text:style-name="P49">Afficher qui doit jouer</text:p>
              </text:list-item>
              <text:list-item>
                <text:p text:style-name="P50">Afficher qui a gagné à la fin de la partie en plus des scores<text:s/></text:p>
              </text:list-item>
              <text:list-item>
                <text:p text:style-name="P51">Pouvoir voir sur les consoles qui a joué en remontant,<text:s/>donc<text:s/>délimiter par une ligne chaque action des joueurs<text:s/></text:p>
              </text:list-item>
            </text:list>
            <text:p text:style-name="P52"/>
            <text:p text:style-name="P53">Ensuite madame Servieres a proposé de rajouter dans le dossier code les statistiques du mode de jeu OrdinateurContreOrdinateur avec un ordinateur qui a une difficulté plus importante ou<text:s/>égale<text:s/>pour voir si<text:s/>l’on observe une<text:s/>trop grosse<text:s/>différence<text:s/>de<text:s/>victoire<text:s/>par rapport à la difficulté des deux ordinateurs.<text:s/></text:p>
            <text:p text:style-name="P54"/>
            <text:p text:style-name="P55">Pour finir madame Servieres nous a conseillé de continuer à bien soigner le<text:s/><text:soft-page-break/>code : pas de méthodes trop longues, pas de return dans les boucles, bien commenter…</text:p>
            <text:p text:style-name="P56"/>
            <text:p text:style-name="P57">Et pour finir madame Servieres a répondu aux questions du groupe sur la fin du<text:s/>projet, soutenances, plan dossier, démonstrations.</text:p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N°</text:p>
          </table:table-cell>
          <table:table-cell table:style-name="TableCell68">
            <text:p text:style-name="P69">Actions à entreprendre</text:p>
          </table:table-cell>
          <table:table-cell table:style-name="TableCell70">
            <text:p text:style-name="P71">Responsable(s)</text:p>
          </table:table-cell>
          <table:table-cell table:style-name="TableCell72">
            <text:p text:style-name="P73">Echéance</text:p>
          </table:table-cell>
        </table:table-row>
        <table:table-row table:style-name="TableRow74">
          <table:table-cell table:style-name="TableCell75">
            <text:p text:style-name="P76">1</text:p>
          </table:table-cell>
          <table:table-cell table:style-name="TableCell77">
            <text:p text:style-name="P78">Corriger les descriptions écrites</text:p>
          </table:table-cell>
          <table:table-cell table:style-name="TableCell79">
            <text:p text:style-name="P80">Groupe</text:p>
          </table:table-cell>
          <table:table-cell table:style-name="TableCell81">
            <text:p text:style-name="P82">26/05/2021</text:p>
          </table:table-cell>
        </table:table-row>
        <table:table-row table:style-name="TableRow83">
          <table:table-cell table:style-name="TableCell84">
            <text:p text:style-name="P85">2</text:p>
          </table:table-cell>
          <table:table-cell table:style-name="TableCell86">
            <text:p text:style-name="P87">Guide d’utilisation du jeu d’Othello</text:p>
          </table:table-cell>
          <table:table-cell table:style-name="TableCell88">
            <text:p text:style-name="P89">Groupe</text:p>
          </table:table-cell>
          <table:table-cell table:style-name="TableCell90">
            <text:p text:style-name="P91">26/05/2021</text:p>
          </table:table-cell>
        </table:table-row>
        <table:table-row table:style-name="TableRow92">
          <table:table-cell table:style-name="TableCell93">
            <text:p text:style-name="P94">3</text:p>
          </table:table-cell>
          <table:table-cell table:style-name="TableCell95">
            <text:p text:style-name="P96">Vérifier le code<text:s/></text:p>
          </table:table-cell>
          <table:table-cell table:style-name="TableCell97">
            <text:p text:style-name="P98">Groupe</text:p>
          </table:table-cell>
          <table:table-cell table:style-name="TableCell99">
            <text:p text:style-name="P100">26/05/2021</text:p>
          </table:table-cell>
        </table:table-row>
        <table:table-row table:style-name="TableRow101">
          <table:table-cell table:style-name="TableCell102">
            <text:p text:style-name="P103">4</text:p>
          </table:table-cell>
          <table:table-cell table:style-name="TableCell104">
            <text:p text:style-name="P105">Terminer la programmation</text:p>
          </table:table-cell>
          <table:table-cell table:style-name="TableCell106">
            <text:p text:style-name="P107">Groupe</text:p>
          </table:table-cell>
          <table:table-cell table:style-name="TableCell108">
            <text:p text:style-name="P109">26/05/2021</text:p>
          </table:table-cell>
        </table:table-row>
      </table:table>
      <text:p text:style-name="P110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P115">Documents liés :</text:p>
            <text:p text:style-name="P116"/>
            <text:p text:style-name="P117">Le second prototype du jeu d’Othello</text:p>
            <text:p text:style-name="P118">Les descriptions des cas d’utilisation</text:p>
            <text:p text:style-name="P119">Les précédents comptes rendus</text:p>
            <text:p text:style-name="P120"/>
            <text:p text:style-name="P121"/>
          </table:table-cell>
        </table:table-row>
      </table:table>
      <text:p text:style-name="P122"/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Prochaine réunion : 26/05/20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3%"/>
      <style:text-properties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mon Launay</meta:initial-creator>
    <dc:creator>David SIMONIN</dc:creator>
    <meta:creation-date>2021-05-22T08:58:00Z</meta:creation-date>
    <dc:date>2021-05-22T09:34:00Z</dc:date>
    <meta:template xlink:href="Normal" xlink:type="simple"/>
    <meta:editing-cycles>7</meta:editing-cycles>
    <meta:editing-duration>PT20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303" meta:character-count="1967" meta:row-count="13" meta:non-whitespace-character-count="1667"/>
  </office:meta>
</office:document-meta>
</file>